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01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3.765cm" svg:x="2.341cm" svg:y="3.052cm">
          <text:p text:style-name="P1">ARM Board</text:p>
          <draw:enhanced-geometry svg:viewBox="0 0 21600 21600" draw:type="rectangle" draw:enhanced-path="M 0 0 L 21600 0 21600 21600 0 21600 0 0 Z N"/>
        </draw:custom-shape>
        <draw:frame draw:style-name="gr2" draw:layer="layout" svg:width="11.652cm" svg:height="1.471cm" svg:x="2.239cm" svg:y="1.425cm">
          <draw:text-box>
            <text:p>Data Polling (1Hz)</text:p>
          </draw:text-box>
        </draw:frame>
        <draw:custom-shape draw:style-name="gr1" draw:text-style-name="P1" draw:layer="layout" svg:width="3.867cm" svg:height="2.595cm" svg:x="2.188cm" svg:y="8.548cm">
          <text:p text:style-name="P1">PIC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62cm" svg:y1="6.818cm" svg:x2="3.562cm" svg:y2="8.548cm">
          <text:p/>
        </draw:line>
        <draw:frame draw:style-name="gr4" draw:layer="layout" svg:width="3.917cm" svg:height="0.963cm" svg:x="3.664cm" svg:y="7.124cm">
          <draw:text-box>
            <text:p>I2C Read 1</text:p>
          </draw:text-box>
        </draw:frame>
        <draw:frame draw:style-name="gr5" draw:layer="layout" svg:width="4.985cm" svg:height="1.675cm" svg:x="3.92cm" svg:y="12.365cm">
          <draw:text-box>
            <text:p>Mean of P, Stdev P</text:p>
          </draw:text-box>
        </draw:frame>
        <draw:custom-shape draw:style-name="gr1" draw:text-style-name="P1" draw:layer="layout" svg:width="3.867cm" svg:height="2.595cm" svg:x="2.188cm" svg:y="8.549cm">
          <text:p text:style-name="P1">PIC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67cm" svg:height="2.595cm" svg:x="8.599cm" svg:y="8.548cm">
          <text:p text:style-name="P1">PIC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73cm" svg:y1="6.818cm" svg:x2="9.973cm" svg:y2="8.548cm">
          <text:p/>
        </draw:line>
        <draw:frame draw:style-name="gr4" draw:layer="layout" svg:width="3.917cm" svg:height="0.963cm" svg:x="10.075cm" svg:y="7.124cm">
          <draw:text-box>
            <text:p>I2C Read 2</text:p>
          </draw:text-box>
        </draw:frame>
        <draw:frame draw:style-name="gr5" draw:layer="layout" svg:width="4.985cm" svg:height="1.675cm" svg:x="9.975cm" svg:y="12.466cm">
          <draw:text-box>
            <text:p>Mean of P, Stdev P</text:p>
          </draw:text-box>
        </draw:frame>
        <draw:custom-shape draw:style-name="gr1" draw:text-style-name="P1" draw:layer="layout" svg:width="3.867cm" svg:height="2.595cm" svg:x="8.599cm" svg:y="8.549cm">
          <text:p text:style-name="P1">PIC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28cm" svg:y1="6.767cm" svg:x2="16.028cm" svg:y2="8.65cm">
          <text:p/>
        </draw:line>
        <draw:custom-shape draw:style-name="gr1" draw:text-style-name="P1" draw:layer="layout" svg:width="3.867cm" svg:height="2.595cm" svg:x="14.586cm" svg:y="8.651cm">
          <text:p text:style-name="P1">PIC2</text:p>
          <draw:enhanced-geometry svg:viewBox="0 0 21600 21600" draw:type="rectangle" draw:enhanced-path="M 0 0 L 21600 0 21600 21600 0 21600 0 0 Z N"/>
        </draw:custom-shape>
        <draw:frame draw:style-name="gr4" draw:layer="layout" svg:width="3.917cm" svg:height="0.963cm" svg:x="16.367cm" svg:y="7.124cm">
          <draw:text-box>
            <text:p>I2C Read 3</text:p>
          </draw:text-box>
        </draw:frame>
        <draw:frame draw:style-name="gr5" draw:layer="layout" svg:width="4.985cm" svg:height="1.675cm" svg:x="16.605cm" svg:y="12.722cm">
          <draw:text-box>
            <text:p>Mean of P, Stdev P</text:p>
          </draw:text-box>
        </draw:frame>
        <draw:line draw:style-name="gr3" draw:text-style-name="P1" draw:layer="layout" svg:x1="3.562cm" svg:y1="11.143cm" svg:x2="3.511cm" svg:y2="20.098cm">
          <text:p/>
        </draw:line>
        <draw:custom-shape draw:style-name="gr1" draw:text-style-name="P1" draw:layer="layout" svg:width="17.706cm" svg:height="3.765cm" svg:x="2.29cm" svg:y="19.996cm">
          <text:p text:style-name="P1">ARM Boar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71cm" svg:y1="11.194cm" svg:x2="9.871cm" svg:y2="20.047cm">
          <text:p/>
        </draw:line>
        <draw:line draw:style-name="gr3" draw:text-style-name="P1" draw:layer="layout" svg:x1="16.282cm" svg:y1="11.245cm" svg:x2="16.282cm" svg:y2="19.9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0T18:43:00.61</meta:creation-date>
    <dc:date>2012-02-10T18:54:55.50</dc:date>
    <meta:editing-duration>PT11M59S</meta:editing-duration>
    <meta:editing-cycles>1</meta:editing-cycles>
    <meta:document-statistic meta:object-count="20"/>
    <meta:generator>LibreOffice/3.4$Win32 LibreOffice_project/340m1$Build-502</meta:generator>
  </office:meta>
</office:document-meta>
</file>